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60000018649DDFAED.png" manifest:media-type="image/png"/>
  <manifest:file-entry manifest:full-path="Pictures/100000010000031600000316F6DADF44.png" manifest:media-type="image/png"/>
  <manifest:file-entry manifest:full-path="Pictures/100000010000031500000316C275AF13.png" manifest:media-type="image/png"/>
  <manifest:file-entry manifest:full-path="Pictures/10000000000002CB00000355F6DBB34C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14.593cm, 0cm, 0cm, 0cm)" draw:image-opacity="100%" style:mirror="none" loext:decorative="false"/>
    </style:style>
    <style:style style:name="gr2" style:family="graphic" style:parent-style-name="standard">
      <style:graphic-properties svg:stroke-width="0.106cm" svg:stroke-color="#ff4000" draw:marker-start-width="0.359cm" draw:marker-end-width="0.359cm" draw:opacity="0%" draw:textarea-horizontal-align="justify" draw:textarea-vertical-align="middle" draw:auto-grow-height="false" fo:min-height="2.847cm" fo:min-width="13.999cm" fo:padding-top="0.178cm" fo:padding-bottom="0.178cm" fo:padding-left="0.303cm" fo:padding-right="0.303cm" loext:decorative="false"/>
    </style:style>
    <style:style style:name="gr3" style:family="graphic" style:parent-style-name="standard">
      <style:graphic-properties svg:stroke-width="0.106cm" svg:stroke-color="#77bc65" draw:marker-start-width="0.359cm" draw:marker-end-width="0.359cm" draw:opacity="0%" draw:textarea-horizontal-align="justify" draw:textarea-vertical-align="middle" draw:auto-grow-height="false" fo:min-height="3.029cm" fo:min-width="3.214cm" fo:padding-top="0.178cm" fo:padding-bottom="0.178cm" fo:padding-left="0.303cm" fo:padding-right="0.303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2cm" svg:height="11.281cm" svg:x="7.12cm" svg:y="2.054cm">
          <draw:image xlink:href="Pictures/10000000000002CB00000355F6DBB34C.jpg" xlink:type="simple" xlink:show="embed" xlink:actuate="onLoad" draw:mime-type="image/jpeg">
            <text:p/>
          </draw:image>
        </draw:frame>
        <draw:custom-shape draw:style-name="gr2" draw:text-style-name="P2" draw:layer="layout" svg:width="14.605cm" svg:height="3.203cm" svg:x="6.435cm" svg:y="10.1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2cm" svg:height="3.385cm" svg:x="17.135cm" svg:y="6.3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567cm" svg:height="0.962cm" svg:x="6.985cm" svg:y="13.57cm">
          <draw:text-box>
            <text:p>constraints</text:p>
          </draw:text-box>
        </draw:frame>
        <draw:frame draw:style-name="gr4" draw:text-style-name="P3" draw:layer="layout" svg:width="3.173cm" svg:height="0.962cm" svg:x="21.29cm" svg:y="6.885cm">
          <draw:text-box>
            <text:p>validation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6" draw:text-style-name="P1" draw:layer="layout" svg:width="12.675cm" svg:height="12.7cm" svg:x="7.01cm" svg:y="1.27cm">
          <draw:image xlink:href="Pictures/100000010000031500000316C275AF13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1" draw:layer="layout" svg:width="12.7cm" svg:height="12.7cm" svg:x="6.985cm" svg:y="1.27cm">
          <draw:image xlink:href="Pictures/100000010000031600000316F6DADF44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6" draw:text-style-name="P1" draw:layer="layout" svg:width="9.905cm" svg:height="9.905cm" svg:x="9.087cm" svg:y="2.899cm">
          <draw:image xlink:href="Pictures/10000001000001860000018649DDFA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Kozlov</meta:initial-creator>
    <meta:creation-date>2024-06-19T14:38:24.830244689</meta:creation-date>
    <dc:date>2024-06-19T14:48:29.535206218</dc:date>
    <dc:creator>Alexander Kozlov</dc:creator>
    <meta:editing-duration>PT8M16S</meta:editing-duration>
    <meta:editing-cycles>3</meta:editing-cycles>
    <meta:generator>LibreOffice/7.6.7.2$Linux_X86_64 LibreOffice_project/dd47e4b30cb7dab30588d6c79c651f218165e3c5</meta:generator>
    <meta:document-statistic meta:object-count="37"/>
  </office:meta>
</office:document-meta>
</file>